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PC5" style:family="table">
      <style:table-properties style:width="17.59cm" table:align="margins"/>
    </style:style>
    <style:style style:name="IPC5.A" style:family="table-column">
      <style:table-column-properties style:column-width="2.198cm" style:rel-column-width="8191*"/>
    </style:style>
    <style:style style:name="IPC5.C" style:family="table-column">
      <style:table-column-properties style:column-width="2.2cm" style:rel-column-width="8192*"/>
    </style:style>
    <style:style style:name="IPC5.H" style:family="table-column">
      <style:table-column-properties style:column-width="2.2cm" style:rel-column-width="8193*"/>
    </style:style>
    <style:style style:name="IPC5.A1" style:family="table-cell">
      <style:table-cell-properties fo:padding="0.097cm" fo:border-left="0.05pt solid #000000" fo:border-right="none" fo:border-top="0.05pt solid #000000" fo:border-bottom="0.05pt solid #000000"/>
    </style:style>
    <style:style style:name="IPC5.H1" style:family="table-cell">
      <style:table-cell-properties fo:padding="0.097cm" fo:border="0.05pt solid #000000"/>
    </style:style>
    <style:style style:name="IPC5.A2" style:family="table-cell">
      <style:table-cell-properties fo:padding="0.097cm" fo:border-left="0.05pt solid #000000" fo:border-right="none" fo:border-top="none" fo:border-bottom="0.05pt solid #000000"/>
    </style:style>
    <style:style style:name="IPC5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18d8b" officeooo:paragraph-rsid="00118d8b"/>
    </style:style>
    <style:style style:name="P2" style:family="paragraph" style:parent-style-name="Table_20_Heading">
      <style:text-properties officeooo:rsid="00118d8b" officeooo:paragraph-rsid="00179b17"/>
    </style:style>
    <style:style style:name="P3" style:family="paragraph" style:parent-style-name="Table_20_Contents">
      <style:text-properties officeooo:rsid="00118d8b" officeooo:paragraph-rsid="00118d8b"/>
    </style:style>
    <style:style style:name="P4" style:family="paragraph" style:parent-style-name="Table_20_Contents">
      <style:text-properties officeooo:rsid="0012d98e" officeooo:paragraph-rsid="0012d98e"/>
    </style:style>
    <style:style style:name="P5" style:family="paragraph" style:parent-style-name="Table_20_Contents">
      <style:text-properties officeooo:rsid="001468ed" officeooo:paragraph-rsid="001468ed"/>
    </style:style>
    <style:style style:name="P6" style:family="paragraph" style:parent-style-name="Table_20_Contents">
      <style:text-properties officeooo:rsid="00118d8b" officeooo:paragraph-rsid="00118d8b"/>
    </style:style>
    <style:style style:name="P7" style:family="paragraph" style:parent-style-name="Table_20_Contents">
      <style:text-properties officeooo:rsid="0012d98e" officeooo:paragraph-rsid="0012d98e"/>
    </style:style>
    <style:style style:name="P8" style:family="paragraph" style:parent-style-name="Table_20_Contents">
      <style:text-properties officeooo:rsid="001b0dc2" officeooo:paragraph-rsid="001b0dc2"/>
    </style:style>
    <style:style style:name="P9" style:family="paragraph" style:parent-style-name="Table_20_Contents">
      <style:text-properties officeooo:rsid="001c9736" officeooo:paragraph-rsid="001c9736"/>
    </style:style>
    <style:style style:name="P10" style:family="paragraph" style:parent-style-name="Table_20_Contents">
      <style:text-properties officeooo:rsid="001d7b0f" officeooo:paragraph-rsid="001d7b0f"/>
    </style:style>
    <style:style style:name="P11" style:family="paragraph" style:parent-style-name="Table_20_Contents">
      <style:text-properties officeooo:rsid="001e9823" officeooo:paragraph-rsid="001e9823"/>
    </style:style>
    <style:style style:name="P12" style:family="paragraph" style:parent-style-name="Table_20_Heading">
      <style:text-properties officeooo:rsid="001ec36c" officeooo:paragraph-rsid="001ec36c"/>
    </style:style>
    <style:style style:name="T1" style:family="text">
      <style:text-properties officeooo:rsid="001605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PC5" table:style-name="IPC5">
        <table:table-column table:style-name="IPC5.A" table:number-columns-repeated="2"/>
        <table:table-column table:style-name="IPC5.C" table:number-columns-repeated="5"/>
        <table:table-column table:style-name="IPC5.H"/>
        <table:table-header-rows>
          <table:table-row>
            <table:table-cell table:style-name="IPC5.A1" office:value-type="string">
              <text:p text:style-name="P1">Problem</text:p>
            </table:table-cell>
            <table:table-cell table:style-name="IPC5.A1" office:value-type="string">
              <text:p text:style-name="P12">Plan Size(Parallel)</text:p>
            </table:table-cell>
            <table:table-cell table:style-name="IPC5.A1" office:value-type="string">
              <text:p text:style-name="P2">Clingo</text:p>
              <text:p text:style-name="P2">with manual</text:p>
            </table:table-cell>
            <table:table-cell table:style-name="IPC5.A1" office:value-type="string">
              <text:p text:style-name="P2">Clingo with Plasp</text:p>
            </table:table-cell>
            <table:table-cell table:style-name="IPC5.A1" office:value-type="string">
              <text:p text:style-name="P1">S<text:span text:style-name="T1">AT</text:span>Plan</text:p>
            </table:table-cell>
            <table:table-cell table:style-name="IPC5.A1" office:value-type="string">
              <text:p text:style-name="P1">M<text:span text:style-name="T1">ax</text:span>Plan</text:p>
            </table:table-cell>
            <table:table-cell table:style-name="IPC5.A1" office:value-type="string">
              <text:p text:style-name="P1">SGPlan</text:p>
            </table:table-cell>
            <table:table-cell table:style-name="IPC5.H1" office:value-type="string">
              <text:p text:style-name="Table_20_Heading"/>
            </table:table-cell>
          </table:table-row>
        </table:table-header-rows>
        <table:table-row>
          <table:table-cell table:style-name="IPC5.A2" office:value-type="string">
            <text:p text:style-name="P8">TPP-04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10">0.01</text:p>
          </table:table-cell>
          <table:table-cell table:style-name="IPC5.A2" office:value-type="string">
            <text:p text:style-name="P10">0.01</text:p>
          </table:table-cell>
          <table:table-cell table:style-name="IPC5.A2" office:value-type="string">
            <text:p text:style-name="P9">0.00</text:p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8">TPP-05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10">0.02</text:p>
          </table:table-cell>
          <table:table-cell table:style-name="IPC5.A2" office:value-type="string">
            <text:p text:style-name="P10">0.00</text:p>
          </table:table-cell>
          <table:table-cell table:style-name="IPC5.A2" office:value-type="string">
            <text:p text:style-name="P9">0.00</text:p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8">TPP-06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10">0.04</text:p>
          </table:table-cell>
          <table:table-cell table:style-name="IPC5.A2" office:value-type="string">
            <text:p text:style-name="P10">0.03</text:p>
          </table:table-cell>
          <table:table-cell table:style-name="IPC5.A2" office:value-type="string">
            <text:p text:style-name="P9">0.01</text:p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8">TPP-07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10">0.06</text:p>
          </table:table-cell>
          <table:table-cell table:style-name="IPC5.A2" office:value-type="string">
            <text:p text:style-name="P10">0.04</text:p>
          </table:table-cell>
          <table:table-cell table:style-name="IPC5.A2" office:value-type="string">
            <text:p text:style-name="P9">0.02</text:p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8">TPP-08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10">0.04</text:p>
          </table:table-cell>
          <table:table-cell table:style-name="IPC5.A2" office:value-type="string">
            <text:p text:style-name="P10">0.06</text:p>
          </table:table-cell>
          <table:table-cell table:style-name="IPC5.A2" office:value-type="string">
            <text:p text:style-name="P9">0.02</text:p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3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3"/>
          </table:table-cell>
          <table:table-cell table:style-name="IPC5.A2" office:value-type="string">
            <text:p text:style-name="P3"/>
          </table:table-cell>
          <table:table-cell table:style-name="IPC5.A2" office:value-type="string">
            <text:p text:style-name="P4"/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3">TPP-18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3">8.12</text:p>
          </table:table-cell>
          <table:table-cell table:style-name="IPC5.A2" office:value-type="string">
            <text:p text:style-name="P3">21.76</text:p>
          </table:table-cell>
          <table:table-cell table:style-name="IPC5.A2" office:value-type="string">
            <text:p text:style-name="P4">0.16</text:p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3">TPP-20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3">13.59</text:p>
          </table:table-cell>
          <table:table-cell table:style-name="IPC5.A2" office:value-type="string">
            <text:p text:style-name="P3">33.78</text:p>
          </table:table-cell>
          <table:table-cell table:style-name="IPC5.A2" office:value-type="string">
            <text:p text:style-name="P4">0.38</text:p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11">TPP-21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4"/>
          </table:table-cell>
          <table:table-cell table:style-name="IPC5.A2" office:value-type="string">
            <text:p text:style-name="P4"/>
          </table:table-cell>
          <table:table-cell table:style-name="IPC5.A2" office:value-type="string">
            <text:p text:style-name="P4"/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4">TPP-22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4">9.91</text:p>
          </table:table-cell>
          <table:table-cell table:style-name="IPC5.A2" office:value-type="string">
            <text:p text:style-name="P4">54.26</text:p>
          </table:table-cell>
          <table:table-cell table:style-name="IPC5.A2" office:value-type="string">
            <text:p text:style-name="P4">0.83</text:p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P3">TPP-23</text:p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P3">37.64</text:p>
          </table:table-cell>
          <table:table-cell table:style-name="IPC5.A2" office:value-type="string">
            <text:p text:style-name="P5">202.92</text:p>
          </table:table-cell>
          <table:table-cell table:style-name="IPC5.A2" office:value-type="string">
            <text:p text:style-name="P4">1.18</text:p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H2" office:value-type="string">
            <text:p text:style-name="Table_20_Contents"/>
          </table:table-cell>
        </table:table-row>
        <table:table-row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A2" office:value-type="string">
            <text:p text:style-name="Table_20_Contents"/>
          </table:table-cell>
          <table:table-cell table:style-name="IPC5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00:32.945326107</meta:creation-date>
    <meta:generator>LibreOffice/6.0.7.3$Linux_x86 LibreOffice_project/00m0$Build-3</meta:generator>
    <dc:date>2020-04-18T02:26:01.688462459</dc:date>
    <meta:editing-duration>PT5H40M56S</meta:editing-duration>
    <meta:editing-cycles>10</meta:editing-cycles>
    <meta:document-statistic meta:table-count="1" meta:image-count="0" meta:object-count="0" meta:page-count="1" meta:paragraph-count="45" meta:word-count="49" meta:character-count="255" meta:non-whitespace-character-count="251"/>
  </office:meta>
</office:document-meta>
</file>